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199cm" fo:margin-bottom="0.199cm" style:contextual-spacing="false" style:writing-mode="lr-tb"/>
      <style:text-properties fo:color="#666666" loext:opacity="100%" fo:font-size="12pt" officeooo:paragraph-rsid="00052619" style:font-size-asian="12pt" style:font-size-complex="12pt"/>
    </style:style>
    <style:style style:name="P2" style:family="paragraph" style:parent-style-name="Standard">
      <loext:graphic-properties draw:fill-gradient-name="gradient" draw:fill-hatch-name="hatch"/>
      <style:paragraph-properties fo:margin-left="1.251cm" fo:margin-right="0cm" fo:margin-top="0.199cm" fo:margin-bottom="0.199cm" style:contextual-spacing="false" fo:text-indent="0cm" style:auto-text-indent="false" style:writing-mode="lr-tb"/>
      <style:text-properties fo:color="#666666" loext:opacity="100%" fo:font-size="12pt" officeooo:paragraph-rsid="00052619" style:font-size-asian="12pt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margin-left="2.501cm" fo:margin-right="0cm" fo:margin-top="0.199cm" fo:margin-bottom="0.199cm" style:contextual-spacing="false" fo:text-indent="0cm" style:auto-text-indent="false" style:writing-mode="lr-tb"/>
      <style:text-properties fo:color="#666666" loext:opacity="100%" fo:font-size="12pt" officeooo:paragraph-rsid="00052619" style:font-size-asian="12pt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indent="0cm" style:auto-text-indent="false" style:writing-mode="lr-tb"/>
      <style:text-properties fo:color="#666666" loext:opacity="100%" style:font-name="sans-serif" fo:font-size="12.75pt" officeooo:paragraph-rsid="00052619"/>
    </style:style>
    <style:style style:name="P5" style:family="paragraph" style:parent-style-name="Standard">
      <loext:graphic-properties draw:fill-gradient-name="gradient" draw:fill-hatch-name="hatch"/>
      <style:paragraph-properties fo:margin-left="2.501cm" fo:margin-right="0cm" fo:margin-top="0.199cm" fo:margin-bottom="0.199cm" style:contextual-spacing="false" fo:text-indent="0cm" style:auto-text-indent="false" style:writing-mode="lr-tb"/>
      <style:text-properties fo:font-size="12pt" officeooo:paragraph-rsid="00052619" style:font-size-asian="12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left="2.501cm" fo:margin-right="0cm" fo:margin-top="0.199cm" fo:margin-bottom="0.199cm" style:contextual-spacing="false" fo:text-indent="0cm" style:auto-text-indent="false" style:writing-mode="lr-tb"/>
      <style:text-properties fo:color="#000000" loext:opacity="100%" style:font-name="sans-serif" fo:font-size="12pt" officeooo:paragraph-rsid="00052619" style:font-size-asian="12pt" style:font-size-complex="12pt"/>
    </style:style>
    <style:style style:name="P7" style:family="paragraph" style:parent-style-name="Standard" style:list-style-name="L1">
      <loext:graphic-properties draw:fill-gradient-name="gradient" draw:fill-hatch-name="hatch"/>
      <style:paragraph-properties fo:margin-top="0.199cm" fo:margin-bottom="0.199cm" style:contextual-spacing="false" style:writing-mode="lr-tb"/>
      <style:text-properties fo:font-size="12pt" officeooo:paragraph-rsid="00052619" style:font-size-asian="12pt" style:font-size-complex="12pt"/>
    </style:style>
    <style:style style:name="P8" style:family="paragraph" style:parent-style-name="Standard" style:list-style-name="L1">
      <loext:graphic-properties draw:fill-gradient-name="gradient" draw:fill-hatch-name="hatch"/>
      <style:paragraph-properties fo:margin-top="0.199cm" fo:margin-bottom="0.199cm" style:contextual-spacing="false" style:writing-mode="lr-tb"/>
      <style:text-properties fo:color="#000000" loext:opacity="100%" style:font-name="sans-serif" fo:font-size="12pt" officeooo:rsid="0009e793" officeooo:paragraph-rsid="00052619" style:font-size-asian="12pt" style:font-size-complex="12pt"/>
    </style:style>
    <style:style style:name="P9" style:family="paragraph" style:parent-style-name="Standard" style:list-style-name="L1">
      <loext:graphic-properties draw:fill-gradient-name="gradient" draw:fill-hatch-name="hatch"/>
      <style:paragraph-properties fo:margin-top="0.199cm" fo:margin-bottom="0.199cm" style:contextual-spacing="false" style:writing-mode="lr-tb"/>
      <style:text-properties fo:color="#000000" loext:opacity="100%" style:font-name="sans-serif" fo:font-size="12pt" officeooo:rsid="0009e793" officeooo:paragraph-rsid="0009e793" style:font-size-asian="12pt" style:font-size-complex="12pt"/>
    </style:style>
    <style:style style:name="P10" style:family="paragraph" style:parent-style-name="Standard" style:list-style-name="L1">
      <loext:graphic-properties draw:fill-gradient-name="gradient" draw:fill-hatch-name="hatch"/>
      <style:paragraph-properties fo:margin-top="0.199cm" fo:margin-bottom="0.199cm" style:contextual-spacing="false" style:writing-mode="lr-tb"/>
      <style:text-properties fo:color="#000000" loext:opacity="100%" style:font-name="sans-serif" fo:font-size="12pt" officeooo:rsid="000cd285" officeooo:paragraph-rsid="000cd285" style:font-size-asian="12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monospace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666666" loext:opacity="100%"/>
    </style:style>
    <style:style style:name="T6" style:family="text">
      <style:text-properties fo:color="#666666" loext:opacity="100%" style:font-name="sans-serif"/>
    </style:style>
    <style:style style:name="T7" style:family="text">
      <style:text-properties fo:color="#666666" loext:opacity="100%" style:font-name="monospac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0"/><text:span text:style-name="T2"><text:tab/>INSTALACIÓN DESATENDIDA</text:span><text:span text:style-name="T4"> </text:span></text:p>
      <text:list xml:id="list3339800226" text:style-name="L1">
        <text:list-header>
          <text:p text:style-name="P7"><text:span text:style-name="T6">- Qué tres tipos principales de instalación conoces?</text:span><text:span text:style-name="T5"> </text:span><text:span text:style-name="T6">Explica en qué consisten</text:span><text:span text:style-name="T5"> </text:span><text:span text:style-name="T6">y cuáles son las ventajas</text:span><text:span text:style-name="T5"> </text:span><text:span text:style-name="T6">y desventajas de cada una.</text:span></text:p>
          <text:p text:style-name="P8">Atendida</text:p>
          <text:p text:style-name="P9">Desatendida</text:p>
          <text:p text:style-name="P10">Clonacion</text:p>
        </text:list-header>
      </text:list>
      <text:p text:style-name="P2"><text:span text:style-name="T1">-</text:span> <text:span text:style-name="T1">Explica e ilustra con screenshots:</text:span></text:p>
      <text:p text:style-name="P3"><text:span text:style-name="T3">o</text:span> <text:span text:style-name="T1">Descárgate una</text:span> <text:span text:style-name="T1">utilidad para la creación de instalaciones desatendidas.</text:span></text:p>
      <text:p text:style-name="P6"/>
      <text:p text:style-name="P3"><text:span text:style-name="T3">o</text:span> <text:span text:style-name="T1">Prepáralo para que realice una instalación desatendida</text:span> <text:span text:style-name="T1">de un Windows XP, 7, Vista (el mejor SO de la historia XD), 10 o similar.</text:span></text:p>
      <text:p text:style-name="P6"/>
      <text:p text:style-name="P3"><text:bookmark text:name="page3R_mcid9"/><text:bookmark text:name="page3R_mcid10"/><text:span text:style-name="T3">o</text:span> <text:span text:style-name="T1">Con la imagen resultante, comprueba con una nueva máquina virtual que se realiza la instalación desatendida.</text:span></text:p>
      <text:p text:style-name="P6"/>
      <text:p text:style-name="P3"><text:span text:style-name="T3">o</text:span> <text:span text:style-name="T1">Realiza las configuraciones necesarias en tu nueva máquina virtual para que pueda comunicarse con la máquina virtual en la que tenemos el</text:span> <text:span text:style-name="T1">Windows Server.</text:span></text:p>
      <text:p text:style-name="P6"/>
      <text:p text:style-name="P5"><text:span text:style-name="T7">o</text:span><text:span text:style-name="T5"> </text:span><text:span text:style-name="T6">Comprueba dicha comunicación accediendo desde un navegador a</text:span><text:span text:style-name="T5"> </text:span><text:span text:style-name="T6">la Web del IIS del servidor.</text:span></text:p>
      <text:p text:style-name="P6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08:42:38.937000000</meta:creation-date>
    <dc:date>2021-11-16T10:45:46.256000000</dc:date>
    <meta:editing-duration>PT46M52S</meta:editing-duration>
    <meta:editing-cycles>6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1" meta:word-count="128" meta:character-count="782" meta:non-whitespace-character-count="667"/>
  </office:meta>
</office:document-meta>
</file>